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E</mi>
              <mtext>kin</mtext>
            </msub>
            <mrow>
              <mspace width="2em"/>
              <mo stretchy="false">+</mo>
              <mspace width="2em"/>
            </mrow>
            <mi>U</mi>
            <mrow>
              <mspace width="2em"/>
              <mo stretchy="false">=</mo>
              <mspace width="2em"/>
            </mrow>
            <msub>
              <mi>E</mi>
              <mrow>
                <mtext>kin</mtext>
                <mn>,0</mn>
              </mrow>
            </msub>
            <mrow>
              <mspace width="2em"/>
              <mo stretchy="false">+</mo>
              <mspace width="2em"/>
            </mrow>
            <msub>
              <mi>U</mi>
              <mn>0</mn>
            </msub>
          </mrow>
        </mtd>
      </mtr>
      <mtr>
        <mtd>
          <mrow>
            <mfrac>
              <mn>1</mn>
              <mn>2</mn>
            </mfrac>
            <mspace width="0.5em"/>
            <mi>m</mi>
            <mspace width="0.5em"/>
            <msup>
              <mi>v</mi>
              <mn>2</mn>
            </msup>
            <mrow>
              <mspace width="2em"/>
              <mo stretchy="false">+</mo>
              <mspace width="2em"/>
            </mrow>
            <mi>U</mi>
            <mrow>
              <mspace width="2em"/>
              <mo stretchy="false">=</mo>
              <mspace width="2em"/>
            </mrow>
            <mfrac>
              <mn>1</mn>
              <mn>2</mn>
            </mfrac>
            <mspace width="0.5em"/>
            <mi>m</mi>
            <mspace width="0.5em"/>
            <msubsup>
              <mi>v</mi>
              <mn>0</mn>
              <mn>2</mn>
            </msubsup>
            <mrow>
              <mspace width="2em"/>
              <mo stretchy="false">+</mo>
              <mspace width="2em"/>
            </mrow>
            <msub>
              <mi>U</mi>
              <mn>0</mn>
            </msub>
          </mrow>
        </mtd>
      </mtr>
    </mtable>
    <annotation encoding="StarMath 5.0">E _"kin" ~+~ U ~=~ E _{"kin",0} ~+~ U _0 newline
1 over 2 ` m ` v^2 ~+~ U ~=~ 1 over 2 ` m ` v_0^2 ~+~ U 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8:54:46.953000000</meta:creation-date>
    <dc:date>2015-03-03T19:29:51.103000000</dc:date>
    <meta:editing-duration>PT19M53S</meta:editing-duration>
    <meta:editing-cycles>1</meta:editing-cycles>
    <meta:generator>LibreOffice/4.3.4.1$Windows_x86 LibreOffice_project/bc356b2f991740509f321d70e4512a6a54c5f243</meta:generator>
  </office:meta>
</office:document-meta>
</file>